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7.78mm"/>
    </style:style>
    <style:style style:name="co14" style:family="table-column">
      <style:table-column-properties fo:break-before="auto" style:column-width="15.15mm"/>
    </style:style>
    <style:style style:name="co15" style:family="table-column">
      <style:table-column-properties fo:break-before="auto" style:column-width="18.8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13.34mm"/>
    </style:style>
    <style:style style:name="co18" style:family="table-column">
      <style:table-column-properties fo:break-before="auto" style:column-width="9.79mm"/>
    </style:style>
    <style:style style:name="co19" style:family="table-column">
      <style:table-column-properties fo:break-before="auto" style:column-width="21.66mm"/>
    </style:style>
    <style:style style:name="co20" style:family="table-column">
      <style:table-column-properties fo:break-before="auto" style:column-width="20.67mm"/>
    </style:style>
    <style:style style:name="co21" style:family="table-column">
      <style:table-column-properties fo:break-before="auto" style:column-width="24.3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1.957158" calcext:value-type="float">
            <text:p>1,957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1.957158" calcext:value-type="float">
            <text:p>1,957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199963" calcext:value-type="float">
            <text:p>2,200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199963" calcext:value-type="float">
            <text:p>2,200</text:p>
          </table:table-cell>
          <table:table-cell table:style-name="ce4" table:formula="of:=[.E6]/[.$E$5]" office:value-type="float" office:value="1.1240599890249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7.640365" calcext:value-type="float">
            <text:p>7,640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7.640365" calcext:value-type="float">
            <text:p>7,640</text:p>
          </table:table-cell>
          <table:table-cell table:style-name="ce4" table:formula="of:=[.E7]/[.$E$5]" office:value-type="float" office:value="3.90380592675706" calcext:value-type="float">
            <text:p>3,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31.605836" calcext:value-type="float">
            <text:p>31,606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31.605836" calcext:value-type="float">
            <text:p>31,606</text:p>
          </table:table-cell>
          <table:table-cell table:style-name="ce4" table:formula="of:=[.E8]/[.$E$5]" office:value-type="float" office:value="16.1488423520227" calcext:value-type="float">
            <text:p>16,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0.031753" calcext:value-type="float">
            <text:p>0,032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165.114477372217" calcext:value-type="float">
            <text:p>165,114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0.039666" calcext:value-type="float">
            <text:p>0,040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132.17566681793" calcext:value-type="float">
            <text:p>132,176</text:p>
          </table:table-cell>
          <table:table-cell table:style-name="ce4" table:formula="of:=[.E15]/[.$E$14]" office:value-type="float" office:value="0.80050925225634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0.022027" calcext:value-type="float">
            <text:p>0,022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238.020611068234" calcext:value-type="float">
            <text:p>238,021</text:p>
          </table:table-cell>
          <table:table-cell table:style-name="ce4" table:formula="of:=[.E16]/[.$E$14]" office:value-type="float" office:value="1.44154900803559" calcext:value-type="float">
            <text:p>1,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12579" calcext:value-type="float">
            <text:p>0,013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416.796247714445" calcext:value-type="float">
            <text:p>416,796</text:p>
          </table:table-cell>
          <table:table-cell table:style-name="ce4" table:formula="of:=[.E17]/[.$E$14]" office:value-type="float" office:value="2.52428650926146" calcext:value-type="float">
            <text:p>2,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2" table:number-rows-repeated="6">
          <table:table-cell table:number-columns-repeated="9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62735" calcext:value-type="float">
            <text:p>0,462735</text:p>
          </table:table-cell>
          <table:table-cell office:value-type="float" office:value="0.946432" calcext:value-type="float">
            <text:p>0,946432</text:p>
          </table:table-cell>
          <table:table-cell office:value-type="float" office:value="1.957158" calcext:value-type="float">
            <text:p>1,957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38643" calcext:value-type="float">
            <text:p>0,638643</text:p>
          </table:table-cell>
          <table:table-cell office:value-type="float" office:value="1.039462" calcext:value-type="float">
            <text:p>1,039462</text:p>
          </table:table-cell>
          <table:table-cell office:value-type="float" office:value="2.199963" calcext:value-type="float">
            <text:p>2,199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077954" calcext:value-type="float">
            <text:p>54,077954</text:p>
          </table:table-cell>
          <table:table-cell office:value-type="float" office:value="1.924839" calcext:value-type="float">
            <text:p>1,924839</text:p>
          </table:table-cell>
          <table:table-cell office:value-type="float" office:value="7.640365" calcext:value-type="float">
            <text:p>7,640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038029" calcext:value-type="float">
            <text:p>33,038029</text:p>
          </table:table-cell>
          <table:table-cell office:value-type="float" office:value="9.327952" calcext:value-type="float">
            <text:p>9,327952</text:p>
          </table:table-cell>
          <table:table-cell office:value-type="float" office:value="31.605836" calcext:value-type="float">
            <text:p>31,605836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shapes>
          <draw:frame draw:z-index="0" draw:style-name="gr1" draw:text-style-name="P1" svg:width="159.91mm" svg:height="90.05mm" svg:x="184.13mm" svg:y="94.81mm">
            <loext:p draw:notify-on-update-of-ranges="debit.I20:debit.I20 debit.I20:debit.I29 debit.H20:debit.H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5mm" svg:x="182.69mm" svg:y="0mm">
            <loext:p draw:notify-on-update-of-ranges="debit.I8:debit.I17 debit.H8:debit.H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30834" calcext:value-type="float">
            <text:p>0,030834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0.031753" calcext:value-type="float">
            <text:p>0,03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39621" calcext:value-type="float">
            <text:p>0,039621</text:p>
          </table:table-cell>
          <table:table-cell office:value-type="float" office:value="0" calcext:value-type="float">
            <text:p>0</text:p>
          </table:table-cell>
          <table:table-cell office:value-type="float" office:value="0.039666" calcext:value-type="float">
            <text:p>0,03966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160017" calcext:value-type="float">
            <text:p>0,160017</text:p>
          </table:table-cell>
          <table:table-cell office:value-type="float" office:value="0" calcext:value-type="float">
            <text:p>0</text:p>
          </table:table-cell>
          <table:table-cell office:value-type="float" office:value="0.022027" calcext:value-type="float">
            <text:p>0,02202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10893" calcext:value-type="float">
            <text:p>0,010893</text:p>
          </table:table-cell>
          <table:table-cell office:value-type="float" office:value="0.003712" calcext:value-type="float">
            <text:p>0,003712</text:p>
          </table:table-cell>
          <table:table-cell office:value-type="float" office:value="0.012579" calcext:value-type="float">
            <text:p>0,012579</text:p>
          </table:table-cell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7"/>
          <table:table-cell office:value-type="string" calcext:value-type="string">
            <text:p>TEMPS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Debit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41.752054" calcext:value-type="float">
            <text:p>41,752054</text:p>
          </table:table-cell>
          <table:table-cell office:value-type="float" office:value="0.006817" calcext:value-type="float">
            <text:p>0,006817</text:p>
          </table:table-cell>
          <table:table-cell/>
          <table:table-cell office:value-type="float" office:value="5.353503" calcext:value-type="float">
            <text:p>5,353503</text:p>
          </table:table-cell>
          <table:table-cell table:formula="of:=[.B8]*[.C8]*[.D8]/1000000" office:value-type="float" office:value="5.24288" calcext:value-type="float">
            <text:p>5,24288</text:p>
          </table:table-cell>
          <table:table-cell table:formula="of:=[.I8]/[.H8]" office:value-type="float" office:value="0.979336333611843" calcext:value-type="float">
            <text:p>0,979336333611843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31839" calcext:value-type="float">
            <text:p>0,031839</text:p>
          </table:table-cell>
          <table:table-cell office:value-type="float" office:value="0.01097" calcext:value-type="float">
            <text:p>0,01097</text:p>
          </table:table-cell>
          <table:table-cell/>
          <table:table-cell office:value-type="float" office:value="1.364011" calcext:value-type="float">
            <text:p>1,364011</text:p>
          </table:table-cell>
          <table:table-cell table:formula="of:=[.B10]*[.C10]*[.D10]/1000000" office:value-type="float" office:value="1.31072" calcext:value-type="float">
            <text:p>1,31072</text:p>
          </table:table-cell>
          <table:table-cell table:formula="of:=[.I9]/[.H9]" office:value-type="float" office:value="0.960930666981425" calcext:value-type="float">
            <text:p>0,960930666981425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10.553681" calcext:value-type="float">
            <text:p>10,5536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7897" calcext:value-type="float">
            <text:p>0,337897</text:p>
          </table:table-cell>
          <table:table-cell table:formula="of:=[.B12]*[.C12]*[.D12]/1000000" office:value-type="float" office:value="0.32768" calcext:value-type="float">
            <text:p>0,32768</text:p>
          </table:table-cell>
          <table:table-cell table:formula="of:=[.I10]/[.H10]" office:value-type="float" office:value="0.969762975107799" calcext:value-type="float">
            <text:p>0,969762975107799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009284" calcext:value-type="float">
            <text:p>0,009284</text:p>
          </table:table-cell>
          <table:table-cell office:value-type="float" office:value="0.002968" calcext:value-type="float">
            <text:p>0,002968</text:p>
          </table:table-cell>
          <table:table-cell/>
          <table:table-cell office:value-type="float" office:value="0.093697" calcext:value-type="float">
            <text:p>0,093697</text:p>
          </table:table-cell>
          <table:table-cell table:formula="of:=[.B14]*[.C14]*[.D14]/1000000" office:value-type="float" office:value="0.08192" calcext:value-type="float">
            <text:p>0,08192</text:p>
          </table:table-cell>
          <table:table-cell table:formula="of:=[.I11]/[.H11]" office:value-type="float" office:value="0.874307608568044" calcext:value-type="float">
            <text:p>0,87430760856804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.678929" calcext:value-type="float">
            <text:p>2,678929</text:p>
          </table:table-cell>
          <table:table-cell office:value-type="float" office:value="0.000991" calcext:value-type="float">
            <text:p>0,000991</text:p>
          </table:table-cell>
          <table:table-cell/>
          <table:table-cell office:value-type="float" office:value="0.031861" calcext:value-type="float">
            <text:p>0,031861</text:p>
          </table:table-cell>
          <table:table-cell table:formula="of:=[.B16]*[.C16]*[.D16]/1000000" office:value-type="float" office:value="0.02048" calcext:value-type="float">
            <text:p>0,02048</text:p>
          </table:table-cell>
          <table:table-cell table:formula="of:=[.I12]/[.H12]" office:value-type="float" office:value="0.642792128307335" calcext:value-type="float">
            <text:p>0,642792128307335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001278" calcext:value-type="float">
            <text:p>0,001278</text:p>
          </table:table-cell>
          <table:table-cell office:value-type="float" office:value="0.001982" calcext:value-type="float">
            <text:p>0,001982</text:p>
          </table:table-cell>
          <table:table-cell/>
          <table:table-cell office:value-type="float" office:value="0.016993" calcext:value-type="float">
            <text:p>0,016993</text:p>
          </table:table-cell>
          <table:table-cell table:formula="of:=[.B18]*[.C18]*[.D18]/1000000" office:value-type="float" office:value="0.00512" calcext:value-type="float">
            <text:p>0,00512</text:p>
          </table:table-cell>
          <table:table-cell table:formula="of:=[.I13]/[.H13]" office:value-type="float" office:value="0.301300535514624" calcext:value-type="float">
            <text:p>0,30130053551462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727626" calcext:value-type="float">
            <text:p>0,727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26433" calcext:value-type="float">
            <text:p>0,026433</text:p>
          </table:table-cell>
          <table:table-cell table:formula="of:=[.B20]*[.C20]*[.D20]/1000000" office:value-type="float" office:value="0.00128" calcext:value-type="float">
            <text:p>0,00128</text:p>
          </table:table-cell>
          <table:table-cell table:formula="of:=[.I14]/[.H14]" office:value-type="float" office:value="0.0484243180872394" calcext:value-type="float">
            <text:p>0,0484243180872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000948" calcext:value-type="float">
            <text:p>0,000948</text:p>
          </table:table-cell>
          <table:table-cell office:value-type="float" office:value="0.00098" calcext:value-type="float">
            <text:p>0,00098</text:p>
          </table:table-cell>
          <table:table-cell/>
          <table:table-cell office:value-type="float" office:value="0.001593" calcext:value-type="float">
            <text:p>0,001593</text:p>
          </table:table-cell>
          <table:table-cell table:formula="of:=[.B22]*[.C22]*[.D22]/1000000" office:value-type="float" office:value="0.00032" calcext:value-type="float">
            <text:p>0,00032</text:p>
          </table:table-cell>
          <table:table-cell table:formula="of:=[.I15]/[.H15]" office:value-type="float" office:value="0.200878844946642" calcext:value-type="float">
            <text:p>0,200878844946642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233668" calcext:value-type="float">
            <text:p>0,2336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1276" calcext:value-type="float">
            <text:p>0,01276</text:p>
          </table:table-cell>
          <table:table-cell table:formula="of:=[.B24]*[.C24]*[.D24]/1000000" office:value-type="float" office:value="0.00008" calcext:value-type="float">
            <text:p>8E-05</text:p>
          </table:table-cell>
          <table:table-cell table:formula="of:=[.I16]/[.H16]" office:value-type="float" office:value="0.00626959247648903" calcext:value-type="float">
            <text:p>0,006269592476489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1595" calcext:value-type="float">
            <text:p>0,001595</text:p>
          </table:table-cell>
          <table:table-cell/>
          <table:table-cell office:value-type="float" office:value="0.048336" calcext:value-type="float">
            <text:p>0,048336</text:p>
          </table:table-cell>
          <table:table-cell table:formula="of:=[.B26]*[.C26]*[.D26]/1000000" office:value-type="float" office:value="0.00002" calcext:value-type="float">
            <text:p>2E-05</text:p>
          </table:table-cell>
          <table:table-cell table:formula="of:=[.I17]/[.H17]" office:value-type="float" office:value="0.000413770274743463" calcext:value-type="float">
            <text:p>0,000413770274743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.106996" calcext:value-type="float">
            <text:p>0,10699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152" calcext:value-type="float">
            <text:p>0,00152</text:p>
          </table:table-cell>
          <table:table-cell table:number-columns-repeated="9"/>
        </table:table-row>
        <table:table-row table:style-name="ro2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174994" calcext:value-type="float">
            <text:p>0,174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40645" calcext:value-type="float">
            <text:p>0,040645</text:p>
          </table:table-cell>
          <table:table-cell table:formula="of:=[.B9]*[.C9]*[.D9]/1000000" office:value-type="float" office:value="5.24288" calcext:value-type="float">
            <text:p>5,24288</text:p>
          </table:table-cell>
          <table:table-cell table:formula="of:=[.I20]/[.H20]" office:value-type="float" office:value="128.992003936524" calcext:value-type="float">
            <text:p>128,99200393652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01429" calcext:value-type="float">
            <text:p>0,001429</text:p>
          </table:table-cell>
          <table:table-cell office:value-type="float" office:value="0.000127" calcext:value-type="float">
            <text:p>0,000127</text:p>
          </table:table-cell>
          <table:table-cell/>
          <table:table-cell office:value-type="float" office:value="0.01125" calcext:value-type="float">
            <text:p>0,01125</text:p>
          </table:table-cell>
          <table:table-cell table:formula="of:=[.B11]*[.C11]*[.D11]/1000000" office:value-type="float" office:value="1.31072" calcext:value-type="float">
            <text:p>1,31072</text:p>
          </table:table-cell>
          <table:table-cell table:formula="of:=[.I21]/[.H21]" office:value-type="float" office:value="116.508444444444" calcext:value-type="float">
            <text:p>116,50844444444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8412" calcext:value-type="float">
            <text:p>0,008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3028" calcext:value-type="float">
            <text:p>0,003028</text:p>
          </table:table-cell>
          <table:table-cell table:formula="of:=[.B13]*[.C13]*[.D13]/1000000" office:value-type="float" office:value="0.32768" calcext:value-type="float">
            <text:p>0,32768</text:p>
          </table:table-cell>
          <table:table-cell table:formula="of:=[.I22]/[.H22]" office:value-type="float" office:value="108.216644649934" calcext:value-type="float">
            <text:p>108,216644649934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00604" calcext:value-type="float">
            <text:p>0,0006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634" calcext:value-type="float">
            <text:p>0,001634</text:p>
          </table:table-cell>
          <table:table-cell table:formula="of:=[.B15]*[.C15]*[.D15]/1000000" office:value-type="float" office:value="0.08192" calcext:value-type="float">
            <text:p>0,08192</text:p>
          </table:table-cell>
          <table:table-cell table:formula="of:=[.I23]/[.H23]" office:value-type="float" office:value="50.1346389228886" calcext:value-type="float">
            <text:p>50,1346389228886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8546" calcext:value-type="float">
            <text:p>0,08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3" calcext:value-type="float">
            <text:p>0,0013</text:p>
          </table:table-cell>
          <table:table-cell table:formula="of:=[.B17]*[.C17]*[.D17]/1000000" office:value-type="float" office:value="0.02048" calcext:value-type="float">
            <text:p>0,02048</text:p>
          </table:table-cell>
          <table:table-cell table:formula="of:=[.I24]/[.H24]" office:value-type="float" office:value="15.7538461538462" calcext:value-type="float">
            <text:p>15,7538461538462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1154" calcext:value-type="float">
            <text:p>0,001154</text:p>
          </table:table-cell>
          <table:table-cell/>
          <table:table-cell office:value-type="float" office:value="0.001198" calcext:value-type="float">
            <text:p>0,001198</text:p>
          </table:table-cell>
          <table:table-cell table:formula="of:=[.B19]*[.C19]*[.D19]/1000000" office:value-type="float" office:value="0.00512" calcext:value-type="float">
            <text:p>0,00512</text:p>
          </table:table-cell>
          <table:table-cell table:formula="of:=[.I25]/[.H25]" office:value-type="float" office:value="4.27378964941569" calcext:value-type="float">
            <text:p>4,27378964941569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30062" calcext:value-type="float">
            <text:p>0,330062</text:p>
          </table:table-cell>
          <table:table-cell office:value-type="float" office:value="0.000009" calcext:value-type="float">
            <text:p>9E-06</text:p>
          </table:table-cell>
          <table:table-cell/>
          <table:table-cell office:value-type="float" office:value="0.001189" calcext:value-type="float">
            <text:p>0,001189</text:p>
          </table:table-cell>
          <table:table-cell table:formula="of:=[.B21]*[.C21]*[.D21]/1000000" office:value-type="float" office:value="0.00128" calcext:value-type="float">
            <text:p>0,00128</text:p>
          </table:table-cell>
          <table:table-cell table:formula="of:=[.I26]/[.H26]" office:value-type="float" office:value="1.07653490328007" calcext:value-type="float">
            <text:p>1,07653490328007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001052" calcext:value-type="float">
            <text:p>0,001052</text:p>
          </table:table-cell>
          <table:table-cell/>
          <table:table-cell office:value-type="float" office:value="0.000517" calcext:value-type="float">
            <text:p>0,000517</text:p>
          </table:table-cell>
          <table:table-cell table:formula="of:=[.B23]*[.C23]*[.D23]/1000000" office:value-type="float" office:value="0.00032" calcext:value-type="float">
            <text:p>0,00032</text:p>
          </table:table-cell>
          <table:table-cell table:formula="of:=[.I27]/[.H27]" office:value-type="float" office:value="0.618955512572534" calcext:value-type="float">
            <text:p>0,618955512572534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001176" calcext:value-type="float">
            <text:p>0,001176</text:p>
          </table:table-cell>
          <table:table-cell table:formula="of:=[.B25]*[.C25]*[.D25]/1000000" office:value-type="float" office:value="0.00008" calcext:value-type="float">
            <text:p>8E-05</text:p>
          </table:table-cell>
          <table:table-cell table:formula="of:=[.I28]/[.H28]" office:value-type="float" office:value="0.0680272108843537" calcext:value-type="float">
            <text:p>0,068027210884354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float" office:value="0.001184" calcext:value-type="float">
            <text:p>0,001184</text:p>
          </table:table-cell>
          <table:table-cell table:formula="of:=[.B27]*[.C27]*[.D27]/1000000" office:value-type="float" office:value="0.00002" calcext:value-type="float">
            <text:p>2E-05</text:p>
          </table:table-cell>
          <table:table-cell table:formula="of:=[.I29]/[.H29]" office:value-type="float" office:value="0.0168918918918919" calcext:value-type="float">
            <text:p>0,016891891891892</text:p>
          </table:table-cell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OPENMP</text:p>
          </table:table-cell>
          <table:table-cell office:value-type="string" calcext:value-type="string">
            <text:p>T = -0.3582026 * SURFACE + 2.698823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6"/>
          <table:table-cell office:value-type="string" calcext:value-type="string">
            <text:p>OPENCL</text:p>
          </table:table-cell>
          <table:table-cell office:value-type="string" calcext:value-type="string">
            <text:p>T = -0,0026646 * Surface + 0,0209674</text:p>
          </table:table-cell>
          <table:table-cell table:number-columns-repeated="7"/>
        </table:table-row>
        <table:table-row table:style-name="ro2" table:number-rows-repeated="2">
          <table:table-cell table:number-columns-repeated="15"/>
        </table:table-row>
        <table:table-row table:style-name="ro1" table:number-rows-repeated="104853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00-00-00</text:date>, <text:time style:data-style-name="N2" text:time-value="12:23:15.60841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1-03T14:41:36.707607000</dc:date>
    <meta:editing-duration>PT6H54M14S</meta:editing-duration>
    <meta:editing-cycles>29</meta:editing-cycles>
    <meta:generator>LibreOffice/5.4.1.2$MacOSX_X86_64 LibreOffice_project/ea7cb86e6eeb2bf3a5af73a8f7777ac570321527</meta:generator>
    <meta:document-statistic meta:table-count="3" meta:cell-count="28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style-name="ch1">
        <chart:legend svg:x="0cm" svg:y="0cm" style:legend-expansion="custom" chartooo:width="15.992cm" chartooo:height="9.006cm" style:legend-expansion-aspect-ratio="1.77570508549856" chart:style-name="ch2"/>
        <chart:plot-area chart:style-name="ch3" table:cell-range-address="debit.H20:debit.I29" chart:data-source-has-labels="both" svg:x="0.319cm" svg:y="0.18cm" svg:width="15.354cm" svg:height="8.646cm">
          <chartooo:coordinate-region svg:x="1.401cm" svg:y="0.365cm" svg:width="13.82cm" svg:height="7.842cm"/>
          <chart:axis chart:dimension="x" chart:name="primary-x" chart:style-name="ch4" chartooo:axis-type="auto">
            <chartooo:date-scale/>
            <chart:categories table:cell-range-address="debit.I20:debit.I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bit.H20:debit.H29" chart:class="chart:line">
            <chart:regression-curve chart:style-name="ch7">
              <chart:equation chart:display-equation="true" chart:display-r-square="true" svg:x="7.892cm" svg:y="2.95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5.24288">
                <text:p>5.24288</text:p>
                <draw:g>
                  <svg:desc>debit.I20:debit.I29</svg:desc>
                </draw:g>
              </table:table-cell>
              <table:table-cell office:value-type="float" office:value="0.040645">
                <text:p>0.040645</text:p>
                <draw:g>
                  <svg:desc>debit.H20:debit.H29</svg:desc>
                </draw:g>
              </table:table-cell>
            </table:table-row>
            <table:table-row>
              <table:table-cell office:value-type="float" office:value="1.31072">
                <text:p>1.31072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float" office:value="0.32768">
                <text:p>0.32768</text:p>
              </table:table-cell>
              <table:table-cell office:value-type="float" office:value="0.003028">
                <text:p>0.003028</text:p>
              </table:table-cell>
            </table:table-row>
            <table:table-row>
              <table:table-cell office:value-type="float" office:value="0.08192">
                <text:p>0.08192</text:p>
              </table:table-cell>
              <table:table-cell office:value-type="float" office:value="0.001634">
                <text:p>0.001634</text:p>
              </table:table-cell>
            </table:table-row>
            <table:table-row>
              <table:table-cell office:value-type="float" office:value="0.02048">
                <text:p>0.02048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float" office:value="0.00512">
                <text:p>0.00512</text:p>
              </table:table-cell>
              <table:table-cell office:value-type="float" office:value="0.001198">
                <text:p>0.001198</text:p>
              </table:table-cell>
            </table:table-row>
            <table:table-row>
              <table:table-cell office:value-type="float" office:value="0.00128">
                <text:p>0.00128</text:p>
              </table:table-cell>
              <table:table-cell office:value-type="float" office:value="0.001189">
                <text:p>0.001189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0.000517">
                <text:p>0.000517</text:p>
              </table:table-cell>
            </table:table-row>
            <table:table-row>
              <table:table-cell office:value-type="float" office:value="0.00008">
                <text:p>0.00008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01184">
                <text:p>0.001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line" chart:column-mapping="0" chart:style-name="ch1">
        <chart:legend chart:legend-position="end" svg:x="11.9cm" svg:y="3.983cm" style:legend-expansion="high" chart:style-name="ch2"/>
        <chart:plot-area chart:style-name="ch3" table:cell-range-address="debit.H8:debit.I17" chart:data-source-has-labels="column" svg:x="0.319cm" svg:y="0.18cm" svg:width="11.262cm" svg:height="8.646cm">
          <chartooo:coordinate-region svg:x="0.92cm" svg:y="0.18cm" svg:width="10.151cm" svg:height="7.1cm"/>
          <chart:axis chart:dimension="x" chart:name="primary-x" chart:style-name="ch4" chartooo:axis-type="auto">
            <chartooo:date-scale/>
            <chart:categories table:cell-range-address="debit.I8:debit.I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ebit.H8:debit.H17" chart:class="chart:line">
            <chart:regression-curve chart:style-name="ch7">
              <chart:equation chart:display-equation="true" chart:display-r-square="false" svg:x="1.83cm" svg:y="4.106cm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5.24288">
                <text:p>5.24288</text:p>
                <draw:g>
                  <svg:desc>debit.I8:debit.I17</svg:desc>
                </draw:g>
              </table:table-cell>
              <table:table-cell office:value-type="float" office:value="5.353503">
                <text:p>5.353503</text:p>
                <draw:g>
                  <svg:desc>debit.H8:debit.H17</svg:desc>
                </draw:g>
              </table:table-cell>
            </table:table-row>
            <table:table-row>
              <table:table-cell office:value-type="float" office:value="1.31072">
                <text:p>1.31072</text:p>
              </table:table-cell>
              <table:table-cell office:value-type="float" office:value="1.364011">
                <text:p>1.364011</text:p>
              </table:table-cell>
            </table:table-row>
            <table:table-row>
              <table:table-cell office:value-type="float" office:value="0.32768">
                <text:p>0.32768</text:p>
              </table:table-cell>
              <table:table-cell office:value-type="float" office:value="0.337897">
                <text:p>0.337897</text:p>
              </table:table-cell>
            </table:table-row>
            <table:table-row>
              <table:table-cell office:value-type="float" office:value="0.08192">
                <text:p>0.08192</text:p>
              </table:table-cell>
              <table:table-cell office:value-type="float" office:value="0.093697">
                <text:p>0.093697</text:p>
              </table:table-cell>
            </table:table-row>
            <table:table-row>
              <table:table-cell office:value-type="float" office:value="0.02048">
                <text:p>0.02048</text:p>
              </table:table-cell>
              <table:table-cell office:value-type="float" office:value="0.031861">
                <text:p>0.031861</text:p>
              </table:table-cell>
            </table:table-row>
            <table:table-row>
              <table:table-cell office:value-type="float" office:value="0.00512">
                <text:p>0.00512</text:p>
              </table:table-cell>
              <table:table-cell office:value-type="float" office:value="0.016993">
                <text:p>0.016993</text:p>
              </table:table-cell>
            </table:table-row>
            <table:table-row>
              <table:table-cell office:value-type="float" office:value="0.00128">
                <text:p>0.00128</text:p>
              </table:table-cell>
              <table:table-cell office:value-type="float" office:value="0.026433">
                <text:p>0.026433</text:p>
              </table:table-cell>
            </table:table-row>
            <table:table-row>
              <table:table-cell office:value-type="float" office:value="0.00032">
                <text:p>0.00032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float" office:value="0.00008">
                <text:p>0.00008</text:p>
              </table:table-cell>
              <table:table-cell office:value-type="float" office:value="0.01276">
                <text:p>0.01276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48336">
                <text:p>0.0483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